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" svg:font-family="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Text_20_body" style:list-style-name="L2">
      <style:text-properties officeooo:paragraph-rsid="001a89dc"/>
    </style:style>
    <style:style style:name="P2" style:family="paragraph" style:parent-style-name="Text_20_body">
      <style:text-properties officeooo:rsid="001f4a1c" officeooo:paragraph-rsid="001f4a1c"/>
    </style:style>
    <style:style style:name="P3" style:family="paragraph" style:parent-style-name="Text_20_body">
      <style:text-properties officeooo:rsid="00204c16" officeooo:paragraph-rsid="00204c16"/>
    </style:style>
    <style:style style:name="P4" style:family="paragraph" style:parent-style-name="Text_20_body">
      <style:text-properties officeooo:rsid="0025dd95" officeooo:paragraph-rsid="0025dd95"/>
    </style:style>
    <style:style style:name="P5" style:family="paragraph" style:parent-style-name="Text_20_body">
      <style:text-properties officeooo:paragraph-rsid="00228918"/>
    </style:style>
    <style:style style:name="P6" style:family="paragraph" style:parent-style-name="Text_20_body">
      <style:text-properties officeooo:paragraph-rsid="002df83f"/>
    </style:style>
    <style:style style:name="P7" style:family="paragraph" style:parent-style-name="Heading_20_1">
      <style:text-properties officeooo:paragraph-rsid="001f4a1c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>
      <style:paragraph-properties fo:break-before="page"/>
      <style:text-properties officeooo:rsid="0025dd95" officeooo:paragraph-rsid="0025dd95"/>
    </style:style>
    <style:style style:name="P10" style:family="paragraph" style:parent-style-name="Subtitle">
      <style:text-properties officeooo:paragraph-rsid="001eb62d"/>
    </style:style>
    <style:style style:name="P11" style:family="paragraph" style:parent-style-name="Header">
      <style:text-properties officeooo:rsid="001a89dc" officeooo:paragraph-rsid="001a89dc"/>
    </style:style>
    <style:style style:name="P12" style:family="paragraph" style:parent-style-name="Footer">
      <style:paragraph-properties fo:text-align="start" style:justify-single-word="false">
        <style:tab-stops>
          <style:tab-stop style:position="16.404cm" style:type="center"/>
          <style:tab-stop style:position="17cm" style:type="right"/>
        </style:tab-stops>
      </style:paragraph-properties>
      <style:text-properties officeooo:rsid="001823ef" officeooo:paragraph-rsid="001823ef"/>
    </style:style>
    <style:style style:name="T1" style:family="text">
      <style:text-properties officeooo:rsid="001823ef"/>
    </style:style>
    <style:style style:name="T2" style:family="text">
      <style:text-properties style:font-name="Liberation Mono" officeooo:rsid="002d476b"/>
    </style:style>
    <style:style style:name="T3" style:family="text">
      <style:text-properties officeooo:rsid="001db01d"/>
    </style:style>
    <style:style style:name="T4" style:family="text">
      <style:text-properties fo:font-style="italic" officeooo:rsid="00228918" style:font-style-asian="italic" style:font-style-complex="italic"/>
    </style:style>
    <style:style style:name="T5" style:family="text">
      <style:text-properties officeooo:rsid="00204c16"/>
    </style:style>
    <style:style style:name="T6" style:family="text">
      <style:text-properties officeooo:rsid="00228918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5dd95" style:font-style-asian="normal" style:font-style-complex="normal"/>
    </style:style>
    <style:style style:name="T9" style:family="text">
      <style:text-properties fo:font-style="normal" officeooo:rsid="00228918" style:font-style-asian="normal" style:font-style-complex="normal"/>
    </style:style>
    <style:style style:name="T10" style:family="text">
      <style:text-properties fo:font-style="normal" officeooo:rsid="002d476b" style:font-style-asian="normal" style:font-style-complex="normal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204c16" fo:background-color="transparent" loext:char-shading-value="0"/>
    </style:style>
    <style:style style:name="T13" style:family="text">
      <style:text-properties officeooo:rsid="002a5cb1"/>
    </style:style>
    <style:style style:name="T14" style:family="text">
      <style:text-properties officeooo:rsid="002d476b"/>
    </style:style>
    <style:style style:name="T15" style:family="text">
      <style:text-properties officeooo:rsid="002df83f"/>
    </style:style>
    <style:style style:name="T16" style:family="text">
      <style:text-properties officeooo:rsid="0031d3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Rapport <text:span text:style-name="T1">de projet</text:span></text:p>
      <text:p text:style-name="P10"><text:span text:style-name="T1">Modélisation – Sport</text:span></text:p>
      <text:p text:style-name="P10"/>
      <text:p text:style-name="P10"/>
      <text:h text:style-name="P9" text:outline-level="1">Avant-propos</text:h>
      <text:p text:style-name="P4">Dans ce rapport, les noms de classe sont <text:span text:style-name="T13">écrits</text:span> en <text:span text:style-name="EMC_20_CLASSE">orange</text:span>, les noms de relation en <text:span text:style-name="EMC_20_RELATION">bleu</text:span>, et les noms d’individus en <text:span text:style-name="EMC_20_INSTANCE">violet/mauve</text:span>, pour rappeler les couleurs du logiciel Protégé. <text:span text:style-name="T14">Une police </text:span><text:span text:style-name="T2">monospace</text:span><text:span text:style-name="T14"> est également utilisée</text:span></text:p>
      <text:h text:style-name="P7" text:outline-level="1">Choix</text:h>
      <text:h text:style-name="Heading_20_2" text:outline-level="2">Choix de notation</text:h>
      <text:p text:style-name="P2">Considérons une relation qui a pour <text:span text:style-name="EMC_20_TERME_20_TECHNIQUE">domain</text:span> la classe <text:span text:style-name="EMC_20_CLASSE">Personne</text:span> et pour <text:span text:style-name="EMC_20_TERME_20_TECHNIQUE">range</text:span> la classe <text:span text:style-name="EMC_20_CLASSE">Nationalite</text:span>, <text:span text:style-name="T5">nous avons décidé de nommer cette relation «</text:span><text:span text:style-name="T12"> </text:span><text:span text:style-name="EMC_20_RELATION">personneANationalite</text:span><text:span text:style-name="T11"> </text:span>», <text:span text:style-name="T5">et de nommer toutes les autres relations sur ce schéma.</text:span> <text:span text:style-name="T5">Ainsi, il est possible de connaître le </text:span><text:span text:style-name="EMC_20_TERME_20_TECHNIQUE">domain</text:span><text:span text:style-name="T5"> et le </text:span><text:span text:style-name="EMC_20_TERME_20_TECHNIQUE">range</text:span><text:span text:style-name="T5"> d’une relation à partir de la seule donnée de son nom.</text:span></text:p>
      <text:p text:style-name="P3">Nom d’une relation : « domain/Verbe/Range »</text:p>
      <text:p text:style-name="P3">Exemple : <text:span text:style-name="EMC_20_RELATION">sportifJoueSport</text:span>, <text:span text:style-name="EMC_20_RELATION">evenementACompetition</text:span></text:p>
      <text:h text:style-name="Heading_20_2" text:outline-level="2">Choix de conception</text:h>
      <text:p text:style-name="Text_20_body">Pour indiquer qu’un événement est international, on introduit un objet <text:span text:style-name="EMC_20_INSTANCE">International</text:span> instance de la classe <text:span text:style-name="EMC_20_CLASSE">Nationalite</text:span>, il suffit <text:span text:style-name="T3">ensuite d’associer l’événement en question à l’objet </text:span><text:span text:style-name="EMC_20_INSTANCE">international</text:span><text:span text:style-name="T3"> par la relation </text:span><text:span text:style-name="EMC_20_RELATION">evenementANationalite</text:span>.</text:p>
      <text:p text:style-name="Text_20_body"><text:span text:style-name="T6">Pour indiquer qu’un</text:span> joueur pratiqu<text:span text:style-name="T6">e</text:span> <text:span text:style-name="T6">un</text:span> sport individuel (ping-pong, badminton) <text:span text:style-name="T6">on affectera à sa </text:span><text:span text:style-name="EMC_20_CLASSE">Place</text:span><text:span text:style-name="T6"> le rôle de </text:span><text:span text:style-name="EMC_20_INSTANCE">JoueurUnique</text:span>.</text:p>
      <text:p text:style-name="P5"><text:span text:style-name="T6">Pour indiquer tous les sports qu’un joueur pratique, et pour ne pas mélanger le rôle et la position qu’il occupe dans ce sport, nous avons mis en place une classe </text:span><text:span text:style-name="EMC_20_CLASSE">Place</text:span><text:span text:style-name="T6"> qui représente le fait qu’une personne joue un </text:span><text:span text:style-name="EMC_20_CLASSE"><text:span text:style-name="T7">sport</text:span></text:span><text:span text:style-name="T6"> avec un certain </text:span><text:span text:style-name="EMC_20_INSTANCE"><text:span text:style-name="T7">rôle</text:span></text:span><text:span text:style-name="T9"> </text:span><text:span text:style-name="T8">(capitaine, joueur_simple, etc)</text:span><text:span text:style-name="T9"> </text:span><text:span text:style-name="T6">et une certaine </text:span><text:span text:style-name="EMC_20_CLASSE"><text:span text:style-name="T7">position</text:span></text:span><text:span text:style-name="T4"> </text:span><text:span text:style-name="T8">(Attaquant, défenseur, etc). Une personne peut avoir plusieurs </text:span><text:span text:style-name="EMC_20_CLASSE"><text:span text:style-name="T7">Place</text:span></text:span><text:span text:style-name="T8">s, une </text:span><text:span text:style-name="EMC_20_CLASSE"><text:span text:style-name="T7">place</text:span></text:span><text:span text:style-name="T8"> ne peut avoir qu’un </text:span><text:span text:style-name="EMC_20_CLASSE"><text:span text:style-name="T7">sport</text:span></text:span><text:span text:style-name="T8">, qu’un </text:span><text:span text:style-name="EMC_20_CLASSE"><text:span text:style-name="T7">rôle</text:span></text:span><text:span text:style-name="T8"> et qu’une </text:span><text:span text:style-name="EMC_20_CLASSE"><text:span text:style-name="T7">position</text:span></text:span><text:span text:style-name="T8">. </text:span><text:span text:style-name="T10">Ainsi, c</text:span>haque place correspond a un ensemble de données : un sport, un rôle, un poste.</text:p>
      <text:p text:style-name="P6">On considère que les compétitions sont propres à chaque événement, une compétition ne peut prendre place que dans un seul événement.</text:p>
      <text:p text:style-name="P6"><text:span text:style-name="T15">D’autre part, on considère qu’il ne peut pas y avoir plusieurs compétitions de même sport dans un événement, cela signifie par exemple qu’il ne peut y avoir qu’une seule compétition de Basket par événement. Cette contrainte est nécessaire pour définir la classe </text:span><text:span text:style-name="EMC_20_CLASSE">GrandSportifFrancais</text:span> : ???.</text:p>
      <text:h text:style-name="P8" text:outline-level="1">Eléments de foaf utilisés</text:h>
      <text:list xml:id="list3015549539702214001" text:style-name="L2">
        <text:list-item>
          <text:p text:style-name="P1">« foaf :Person » dont les Sportifs héritent.</text:p>
        </text:list-item>
        <text:list-item>
          <text:p text:style-name="P1">« foaf:gender » utilisé pour le genre des sportifs.</text:p>
        </text:list-item>
        <text:list-item>
          <text:p text:style-name="P1">« foaf:group »  dont les Equipes héritent.</text:p>
        </text:list-item>
        <text:list-item>
          <text:p text:style-name="P1">« foaf:organization »  dont les Clubs héritent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" svg:font-family="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C_20_INLINE_20_CODE" style:display-name="EMC INLINE CODE" style:family="text">
      <style:text-properties style:font-name="Liberation Mono" fo:font-family="'Liberation Mono'" style:font-family-generic="modern" style:font-pitch="fixed" officeooo:rsid="001bad94" fo:background-color="#dddddd"/>
    </style:style>
    <style:style style:name="Numbering_20_Symbols" style:display-name="Numbering Symbols" style:family="text"/>
    <style:style style:name="EMC_20_TERME_20_TECHNIQUE" style:display-name="EMC TERME TECHNIQUE" style:family="text">
      <style:text-properties fo:font-style="italic" officeooo:rsid="001f4a1c" style:font-size-asian="10.5pt" style:font-style-asian="italic" style:font-style-complex="italic"/>
    </style:style>
    <style:style style:name="EMC_20_CLASSE" style:display-name="EMC CLASSE" style:family="text" style:parent-style-name="EMC_20_INLINE_20_CODE">
      <style:text-properties fo:color="#ff6600" style:font-name="Liberation Mono" fo:font-family="'Liberation Mono'" style:font-family-generic="modern" style:font-pitch="fixed" officeooo:rsid="001bad94" fo:background-color="transparent" style:font-size-asian="10.5pt"/>
    </style:style>
    <style:style style:name="EMC_20_RELATION" style:display-name="EMC RELATION" style:family="text" style:parent-style-name="EMC_20_INLINE_20_CODE">
      <style:text-properties fo:color="#3333ff" style:font-name="Liberation Mono" fo:font-family="'Liberation Mono'" style:font-family-generic="modern" style:font-pitch="fixed" officeooo:rsid="001bad94" fo:background-color="transparent" style:font-size-asian="10.5pt"/>
    </style:style>
    <style:style style:name="EMC_20_INSTANCE" style:display-name="EMC INSTANCE" style:family="text" style:parent-style-name="EMC_20_INLINE_20_CODE">
      <style:text-properties fo:color="#9933ff" style:font-name="Liberation Mono" fo:font-family="'Liberation Mono'" style:font-family-generic="modern" style:font-pitch="fixed" officeooo:rsid="001bad94" fo:background-color="transparent" style:font-size-asian="10.5p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89dc" officeooo:paragraph-rsid="001a89dc"/>
    </style:style>
    <style:style style:name="MP2" style:family="paragraph" style:parent-style-name="Footer">
      <style:paragraph-properties fo:text-align="start" style:justify-single-word="false">
        <style:tab-stops>
          <style:tab-stop style:position="16.404cm" style:type="center"/>
          <style:tab-stop style:position="17cm" style:type="right"/>
        </style:tab-stops>
      </style:paragraph-properties>
      <style:text-properties officeooo:rsid="001823ef" officeooo:paragraph-rsid="001823ef"/>
    </style:style>
    <style:style style:name="MT1" style:family="text">
      <style:text-properties officeooo:rsid="001db01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MC – Rapport de projet – <text:span text:style-name="MT1">Modélisation</text:span> <text:span text:style-name="MT1">Sport</text:span></text:p>
      </style:header>
      <style:footer>
        <text:p text:style-name="MP2">Germain CLAUSS &amp; Clément SAINTIER 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14:14:40.708497418</meta:creation-date>
    <dc:date>2016-11-22T17:37:05.205649903</dc:date>
    <meta:editing-duration>PT1H22M52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3" meta:paragraph-count="22" meta:word-count="375" meta:character-count="2345" meta:non-whitespace-character-count="1993"/>
  </office:meta>
</office:document-meta>
</file>